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a2144" officeooo:paragraph-rsid="000a2144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a2144" officeooo:paragraph-rsid="000a214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beb24"/>
    </style:style>
    <style:style style:name="P5" style:family="paragraph" style:parent-style-name="Standard">
      <style:paragraph-properties fo:text-align="center" style:justify-single-word="false"/>
      <style:text-properties officeooo:rsid="000a2144" officeooo:paragraph-rsid="000ec6ce"/>
    </style:style>
    <style:style style:name="P6" style:family="paragraph" style:parent-style-name="Standard">
      <style:paragraph-properties fo:text-align="center" style:justify-single-word="false"/>
      <style:text-properties officeooo:rsid="000a2144" officeooo:paragraph-rsid="000a2144"/>
    </style:style>
    <style:style style:name="P7" style:family="paragraph" style:parent-style-name="Standard">
      <style:paragraph-properties fo:text-align="center" style:justify-single-word="false"/>
      <style:text-properties officeooo:rsid="000a2144" officeooo:paragraph-rsid="001017a6"/>
    </style:style>
    <style:style style:name="P8" style:family="paragraph" style:parent-style-name="Standard">
      <style:paragraph-properties fo:text-align="center" style:justify-single-word="false"/>
      <style:text-properties officeooo:rsid="000a2144" officeooo:paragraph-rsid="0011c4ce"/>
    </style:style>
    <style:style style:name="P9" style:family="paragraph" style:parent-style-name="Standard">
      <style:paragraph-properties fo:text-align="center" style:justify-single-word="false"/>
      <style:text-properties officeooo:rsid="000a2144" officeooo:paragraph-rsid="0012138f"/>
    </style:style>
    <style:style style:name="P10" style:family="paragraph" style:parent-style-name="Standard">
      <style:paragraph-properties fo:text-align="center" style:justify-single-word="false"/>
      <style:text-properties officeooo:rsid="000a2144" officeooo:paragraph-rsid="00130f30"/>
    </style:style>
    <style:style style:name="P11" style:family="paragraph" style:parent-style-name="Standard">
      <style:paragraph-properties fo:text-align="center" style:justify-single-word="false"/>
      <style:text-properties officeooo:rsid="000a2144" officeooo:paragraph-rsid="001389ac"/>
    </style:style>
    <style:style style:name="P12" style:family="paragraph" style:parent-style-name="Standard">
      <style:paragraph-properties fo:text-align="center" style:justify-single-word="false"/>
      <style:text-properties officeooo:rsid="000a2144" officeooo:paragraph-rsid="0015fe77"/>
    </style:style>
    <style:style style:name="P13" style:family="paragraph" style:parent-style-name="Standard">
      <style:paragraph-properties fo:text-align="center" style:justify-single-word="false"/>
      <style:text-properties officeooo:rsid="000a2144" officeooo:paragraph-rsid="001662f7"/>
    </style:style>
    <style:style style:name="P14" style:family="paragraph" style:parent-style-name="Standard">
      <style:paragraph-properties fo:text-align="center" style:justify-single-word="false"/>
      <style:text-properties officeooo:rsid="000a2144" officeooo:paragraph-rsid="00194b38"/>
    </style:style>
    <style:style style:name="P15" style:family="paragraph" style:parent-style-name="Standard">
      <style:paragraph-properties fo:text-align="center" style:justify-single-word="false"/>
      <style:text-properties officeooo:rsid="001017a6" officeooo:paragraph-rsid="001017a6"/>
    </style:style>
    <style:style style:name="P16" style:family="paragraph" style:parent-style-name="Standard">
      <style:paragraph-properties fo:text-align="center" style:justify-single-word="false"/>
      <style:text-properties officeooo:rsid="0007e4d6" officeooo:paragraph-rsid="0007e4d6"/>
    </style:style>
    <style:style style:name="P17" style:family="paragraph" style:parent-style-name="Standard">
      <style:paragraph-properties fo:text-align="start" style:justify-single-word="false"/>
      <style:text-properties officeooo:rsid="0007e4d6" officeooo:paragraph-rsid="0007e4d6"/>
    </style:style>
    <style:style style:name="P18" style:family="paragraph" style:parent-style-name="Standard">
      <style:paragraph-properties fo:text-align="center" style:justify-single-word="false"/>
      <style:text-properties fo:font-style="italic" fo:font-weight="bold" officeooo:rsid="001017a6" officeooo:paragraph-rsid="001017a6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fo:font-weight="bold" officeooo:rsid="00194b38" officeooo:paragraph-rsid="00194b38" style:font-style-asian="italic" style:font-weight-asian="bold" style:font-style-complex="italic" style:font-weight-complex="bold"/>
    </style:style>
    <style:style style:name="T1" style:family="text">
      <style:text-properties officeooo:rsid="000a886f"/>
    </style:style>
    <style:style style:name="T2" style:family="text">
      <style:text-properties officeooo:rsid="000ec6ce"/>
    </style:style>
    <style:style style:name="T3" style:family="text">
      <style:text-properties officeooo:rsid="001017a6"/>
    </style:style>
    <style:style style:name="T4" style:family="text">
      <style:text-properties officeooo:rsid="0011c4ce"/>
    </style:style>
    <style:style style:name="T5" style:family="text">
      <style:text-properties officeooo:rsid="0012138f"/>
    </style:style>
    <style:style style:name="T6" style:family="text">
      <style:text-properties officeooo:rsid="00130f30"/>
    </style:style>
    <style:style style:name="T7" style:family="text">
      <style:text-properties officeooo:rsid="001389ac"/>
    </style:style>
    <style:style style:name="T8" style:family="text">
      <style:text-properties officeooo:rsid="0015fe77"/>
    </style:style>
    <style:style style:name="T9" style:family="text">
      <style:text-properties officeooo:rsid="001662f7"/>
    </style:style>
    <style:style style:name="T10" style:family="text">
      <style:text-properties officeooo:rsid="00194b38"/>
    </style:style>
    <style:style style:name="T11" style:family="text">
      <style:text-properties officeooo:rsid="001994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3">LogisticRegression Without Stopwords:</text:p>
      <text:p text:style-name="P2"/>
      <text:p text:style-name="P5">solver = “lb<text:span text:style-name="T2">f</text:span>gs”,max_features=500</text:p>
      <text:p text:style-name="P2">Training Accuracy:64.87358177709712</text:p>
      <text:p text:style-name="P2">Test Accuracy:64.99639880646157</text:p>
      <text:p text:style-name="P2"/>
      <text:p text:style-name="P5">solver = “lb<text:span text:style-name="T2">f</text:span>gs”,max_features=5000</text:p>
      <text:p text:style-name="P2">Training Accuracy:70.23080707947325</text:p>
      <text:p text:style-name="P2">Test Accuracy:69.80854313913271</text:p>
      <text:p text:style-name="P2"/>
      <text:p text:style-name="P2">solver = “lb<text:span text:style-name="T2">f</text:span>gs”,max_features=50000</text:p>
      <text:p text:style-name="P2">Training Accuracy:74.93348318578934</text:p>
      <text:p text:style-name="P2">Test Accuracy:72.09075007716844</text:p>
      <text:p text:style-name="P2"/>
      <text:p text:style-name="P5">solver = “lb<text:span text:style-name="T2">f</text:span>gs”,max_features=500000</text:p>
      <text:p text:style-name="P2">Training Accuracy:79.30545497237095</text:p>
      <text:p text:style-name="P2">Test Accuracy:72.5351611039439</text:p>
      <text:p text:style-name="P2"/>
      <text:p text:style-name="P2"/>
      <text:p text:style-name="P2"/>
      <text:p text:style-name="P2"/>
      <text:p text:style-name="P3">LogisticRegression With Stopwords</text:p>
      <text:p text:style-name="P5">solver = “lb<text:span text:style-name="T2">f</text:span>gs”,max_features=500</text:p>
      <text:p text:style-name="P2">Training Accuracy:62.91745319419216</text:p>
      <text:p text:style-name="P2">Test Accuracy:63.011389269234726</text:p>
      <text:p text:style-name="P2"/>
      <text:p text:style-name="P5"><text:span text:style-name="T3">s</text:span>olver = “lb<text:span text:style-name="T2">f</text:span>gs”,max_features=5000</text:p>
      <text:p text:style-name="P2">Training Accuracy:67.31158625947955</text:p>
      <text:p text:style-name="P2">Test Accuracy:66.8017444023206</text:p>
      <text:p text:style-name="P2"/>
      <text:p text:style-name="P5">solver = “lb<text:span text:style-name="T2">f</text:span>gs”,max_features=50000</text:p>
      <text:p text:style-name="P2">Training Accuracy:71.73183797467019</text:p>
      <text:p text:style-name="P2">Test Accuracy:68.28139963750624</text:p>
      <text:p text:style-name="P2"/>
      <text:p text:style-name="P5">solver = “lb<text:span text:style-name="T2">f</text:span>gs”,max_features=500000</text:p>
      <text:p text:style-name="P2">Training Accuracy:77.12863698902093</text:p>
      <text:p text:style-name="P2">Test Accuracy:68.5710780627953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3">LogisticRegression With<text:span text:style-name="T1">out</text:span> Stopwords</text:p>
      <text:p text:style-name="P2"><text:span text:style-name="T3">s</text:span>olver = “sag”,max_features=500</text:p>
      <text:p text:style-name="P2">Training Accuracy:64.87476898845634</text:p>
      <text:p text:style-name="P2">Test Accuracy:64.99442012869319</text:p>
      <text:p text:style-name="P2"/>
      <text:p text:style-name="P2">solver = “sag”,max_features=5000</text:p>
      <text:p text:style-name="P2">Training Accuracy:70.23027942998026</text:p>
      <text:p text:style-name="P2">Test Accuracy:69.80656446136435</text:p>
      <text:p text:style-name="P2"/>
      <text:p text:style-name="P2">solver = “sag”,max_features=50000</text:p>
      <text:p text:style-name="P2">Training Accuracy:74.9330874486696</text:p>
      <text:p text:style-name="P2">Test Accuracy:72.09075007716844</text:p>
      <text:p text:style-name="P2"/>
      <text:p text:style-name="P2">solver = “sag”,max_features=500000</text:p>
      <text:p text:style-name="P2">Training Accuracy:<text:span text:style-name="T1">79.29569345675056</text:span></text:p>
      <text:p text:style-name="P2">Test Accuracy:72.53595257505124</text:p>
      <text:p text:style-name="P2"/>
      <text:p text:style-name="P2"/>
      <text:p text:style-name="P2"/>
      <text:p text:style-name="P3">LogisticRegression With Stopwords</text:p>
      <text:p text:style-name="P2">solver = “sag”,max_features=500</text:p>
      <text:p text:style-name="P2">Training Accuracy:62.917321281818914</text:p>
      <text:p text:style-name="P2">Test Accuracy:63.010993533681045</text:p>
      <text:p text:style-name="P2"/>
      <text:p text:style-name="P2"><text:span text:style-name="T3">s</text:span>olver = “sag”,max_features=5000</text:p>
      <text:p text:style-name="P2">Training Accuracy:67.31356494507828</text:p>
      <text:p text:style-name="P2">Test Accuracy:66.806097493411</text:p>
      <text:p text:style-name="P2"/>
      <text:p text:style-name="P2">solver = “sag”,max_features=50000</text:p>
      <text:p text:style-name="P2">Training Accuracy:71.73592725824089</text:p>
      <text:p text:style-name="P2">Test Accuracy:72.09312449049048</text:p>
      <text:p text:style-name="P2"/>
      <text:p text:style-name="P2">solver = “sag”,max_features=500000</text:p>
      <text:p text:style-name="P2">Training Accuracy:77.12560300443621</text:p>
      <text:p text:style-name="P2">Test Accuracy:68.5651420294902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<text:soft-page-break/>SVM without stopwords</text:p>
      <text:p text:style-name="P15"/>
      <text:p text:style-name="P15"/>
      <text:p text:style-name="P7"><text:span text:style-name="T3">kernel</text:span> = “<text:span text:style-name="T4">linear</text:span>”,max_features=500, <text:span text:style-name="T3">max_items=500</text:span></text:p>
      <text:p text:style-name="P7">Training Accuracy: 94.93333333333334</text:p>
      <text:p text:style-name="P7">Test Accuracy: 96.0</text:p>
      <text:p text:style-name="P7"/>
      <text:p text:style-name="P8"><text:span text:style-name="T3">kernel</text:span> = “<text:span text:style-name="T4">linear</text:span>”,max_features=500, <text:span text:style-name="T3">max_items=5000</text:span></text:p>
      <text:p text:style-name="P8">Training Accuracy: 81.49333333333333</text:p>
      <text:p text:style-name="P8">Test Accuracy: 81.76</text:p>
      <text:p text:style-name="P8"/>
      <text:p text:style-name="P8"><text:span text:style-name="T3">kernel</text:span> = “<text:span text:style-name="T4">linear</text:span>”,max_features=500, <text:span text:style-name="T3">max_items=50000</text:span></text:p>
      <text:p text:style-name="P8">Training Accuracy: 66.86666666666666</text:p>
      <text:p text:style-name="P8">Test Accuracy: 66.328</text:p>
      <text:p text:style-name="P8"/>
      <text:p text:style-name="P8"><text:span text:style-name="T3">kernel</text:span> = “<text:span text:style-name="T4">linear</text:span>”,max_features=500, <text:span text:style-name="T3">max_items=-1</text:span></text:p>
      <text:p text:style-name="P8">Training Accuracy: 66.86666666666666</text:p>
      <text:p text:style-name="P8">Test Accuracy: 66.328</text:p>
      <text:p text:style-name="P8"/>
      <text:p text:style-name="P8"/>
      <text:p text:style-name="P8"/>
      <text:p text:style-name="P8"/>
      <text:p text:style-name="P9"><text:span text:style-name="T3">kernel</text:span> = “<text:span text:style-name="T4">linear</text:span>”,max_features=500<text:span text:style-name="T5">0</text:span>, <text:span text:style-name="T3">max_items=500</text:span></text:p>
      <text:p text:style-name="P9">Training Accuracy: 97.6</text:p>
      <text:p text:style-name="P9">Test Accuracy: 96.0</text:p>
      <text:p text:style-name="P9"/>
      <text:p text:style-name="P9"><text:span text:style-name="T3">kernel</text:span> = “<text:span text:style-name="T4">linear</text:span>”,max_features=500<text:span text:style-name="T5">0</text:span>, <text:span text:style-name="T3">max_items=5000</text:span></text:p>
      <text:p text:style-name="P9">Training Accuracy: 85.2</text:p>
      <text:p text:style-name="P9">Test Accuracy: 8<text:span text:style-name="T5">2.08</text:span></text:p>
      <text:p text:style-name="P9"/>
      <text:p text:style-name="P9"><text:span text:style-name="T3">kernel</text:span> = “<text:span text:style-name="T4">linear</text:span>”,max_features=500<text:span text:style-name="T5">0</text:span>, <text:span text:style-name="T3">max_items=50000</text:span></text:p>
      <text:p text:style-name="P9">Training Accuracy: 74.68266666666666</text:p>
      <text:p text:style-name="P9">Test Accuracy: 68.648</text:p>
      <text:p text:style-name="P9"/>
      <text:p text:style-name="P9"><text:span text:style-name="T3">kernel</text:span> = “<text:span text:style-name="T4">linear</text:span>”,max_features=500<text:span text:style-name="T5">0</text:span>, <text:span text:style-name="T3">max_items=-1</text:span></text:p>
      <text:p text:style-name="P10">Training Accuracy: 74.68266666666666</text:p>
      <text:p text:style-name="P9">Test Accuracy: 68.648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<text:span text:style-name="T3">kernel</text:span> = “<text:span text:style-name="T4">linear</text:span>”,max_features=500<text:span text:style-name="T5">00</text:span>, <text:span text:style-name="T3">max_items=500</text:span></text:p>
      <text:p text:style-name="P10">Training Accuracy: 97.6</text:p>
      <text:p text:style-name="P10">Test Accuracy: 96.0</text:p>
      <text:p text:style-name="P10"/>
      <text:p text:style-name="P10"><text:span text:style-name="T3">kernel</text:span> = “<text:span text:style-name="T4">linear</text:span>”,max_features=500<text:span text:style-name="T5">00</text:span> <text:span text:style-name="T3">max_items=5000</text:span></text:p>
      <text:p text:style-name="P10">Training Accuracy: <text:s/>94.18666666666667</text:p>
      <text:p text:style-name="P10">Test Accuracy: 82.32000000000001</text:p>
      <text:p text:style-name="P10"/>
      <text:p text:style-name="P10"><text:span text:style-name="T3">kernel</text:span> = “<text:span text:style-name="T4">linear</text:span>”,max_features=500<text:span text:style-name="T5">00</text:span>, <text:span text:style-name="T3">max_items=50000</text:span></text:p>
      <text:p text:style-name="P10">Training Accuracy: 85.50933333333333</text:p>
      <text:p text:style-name="P10">Test Accuracy: 69.256</text:p>
      <text:p text:style-name="P10"/>
      <text:p text:style-name="P10"><text:span text:style-name="T3">kernel</text:span> = “<text:span text:style-name="T4">linear</text:span>”,max_features=500<text:span text:style-name="T5">00</text:span>, <text:span text:style-name="T3">max_items=-1</text:span></text:p>
      <text:p text:style-name="P10">Training Accuracy: 74.68266666666666</text:p>
      <text:p text:style-name="P10">Test Accuracy: 68.648</text:p>
      <text:p text:style-name="P10"/>
      <text:p text:style-name="P10"/>
      <text:p text:style-name="P10"/>
      <text:p text:style-name="P11"><text:span text:style-name="T3">kernel</text:span> = “<text:span text:style-name="T7">rbf</text:span>”,max_features=500, <text:span text:style-name="T3">max_items=500</text:span></text:p>
      <text:p text:style-name="P11">Training Accuracy: 94.39999999999999</text:p>
      <text:p text:style-name="P11">Test Accuracy: 96.0</text:p>
      <text:p text:style-name="P11"/>
      <text:p text:style-name="P11"><text:span text:style-name="T3">kernel</text:span> = “<text:span text:style-name="T7">rbf</text:span>”,max_features=500 <text:span text:style-name="T3">max_items=5000</text:span></text:p>
      <text:p text:style-name="P11">Training Accuracy: <text:s/>81.01333333333334</text:p>
      <text:p text:style-name="P11">Test Accuracy: 81.52000000000001</text:p>
      <text:p text:style-name="P11"/>
      <text:p text:style-name="P11"><text:span text:style-name="T3">kernel</text:span> = “<text:span text:style-name="T7">rbf</text:span>”,max_features=500, <text:span text:style-name="T3">max_items=50000</text:span></text:p>
      <text:p text:style-name="P11">Training Accuracy: <text:s/>66.27466666666668</text:p>
      <text:p text:style-name="P11">Test Accuracy: 65.84</text:p>
      <text:p text:style-name="P11"/>
      <text:p text:style-name="P11"><text:span text:style-name="T3">kernel</text:span> = “<text:span text:style-name="T7">rbf</text:span>”,max_features=500, <text:span text:style-name="T3">max_items=-1</text:span></text:p>
      <text:p text:style-name="P11">Training Accuracy: 74.68266666666666</text:p>
      <text:p text:style-name="P11">Test Accuracy: 68.648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3">kernel</text:span> = “<text:span text:style-name="T7">rbf</text:span>”,max_features=500<text:span text:style-name="T8">0</text:span>, <text:span text:style-name="T3">max_items=500</text:span></text:p>
      <text:p text:style-name="P12">Training Accuracy: 94.39999999999999</text:p>
      <text:p text:style-name="P12">Test Accuracy: 96.0</text:p>
      <text:p text:style-name="P12"/>
      <text:p text:style-name="P12"><text:span text:style-name="T3">kernel</text:span> = “<text:span text:style-name="T7">rbf</text:span>”,max_features=500<text:span text:style-name="T8">0,</text:span> <text:span text:style-name="T3">max_items=5000</text:span></text:p>
      <text:p text:style-name="P12">Training Accuracy: <text:s/>81.01333333333334</text:p>
      <text:p text:style-name="P12">Test Accuracy: 81.52000000000001</text:p>
      <text:p text:style-name="P12"/>
      <text:p text:style-name="P12"><text:span text:style-name="T3">kernel</text:span> = “<text:span text:style-name="T7">rbf</text:span>”,max_features=500<text:span text:style-name="T8">0</text:span>, <text:span text:style-name="T3">max_items=50000</text:span></text:p>
      <text:p text:style-name="P12">Training Accuracy: <text:s/>61.33333333333333</text:p>
      <text:p text:style-name="P12">Test Accuracy: 61.12800000000001</text:p>
      <text:p text:style-name="P12"/>
      <text:p text:style-name="P12"><text:span text:style-name="T3">kernel</text:span> = “<text:span text:style-name="T7">rbf</text:span>”,max_features=500<text:span text:style-name="T8">0</text:span>, <text:span text:style-name="T3">max_items=-1</text:span></text:p>
      <text:p text:style-name="P12">Training Accuracy: 74.68266666666666</text:p>
      <text:p text:style-name="P12">Test Accuracy: 68.648</text:p>
      <text:p text:style-name="P12"/>
      <text:p text:style-name="P12"/>
      <text:p text:style-name="P12"/>
      <text:p text:style-name="P12"/>
      <text:p text:style-name="P13"><text:span text:style-name="T3">kernel</text:span> = “<text:span text:style-name="T7">rbf</text:span>”,max_features=500<text:span text:style-name="T8">00</text:span>, <text:span text:style-name="T3">max_items=500</text:span></text:p>
      <text:p text:style-name="P13">Training Accuracy: 94.39999999999999</text:p>
      <text:p text:style-name="P13">Test Accuracy: 96.0</text:p>
      <text:p text:style-name="P13"/>
      <text:p text:style-name="P13"><text:span text:style-name="T3">kernel</text:span> = “<text:span text:style-name="T7">rbf</text:span>”,max_features=500<text:span text:style-name="T8">00,</text:span> <text:span text:style-name="T3">max_items=5000</text:span></text:p>
      <text:p text:style-name="P13">Training Accuracy: <text:s/>81.01333333333334</text:p>
      <text:p text:style-name="P13">Test Accuracy: 81.52000000000001</text:p>
      <text:p text:style-name="P13"/>
      <text:p text:style-name="P13"><text:span text:style-name="T3">kernel</text:span> = “<text:span text:style-name="T7">rbf</text:span>”,max_features=500<text:span text:style-name="T8">00</text:span>, <text:span text:style-name="T3">max_items=50000</text:span></text:p>
      <text:p text:style-name="P13">Training Accuracy: <text:s/>59.27733333333334</text:p>
      <text:p text:style-name="P13">Test Accuracy: <text:s/>58.943999999999996</text:p>
      <text:p text:style-name="P13"/>
      <text:p text:style-name="P13"><text:span text:style-name="T3">kernel</text:span> = “<text:span text:style-name="T7">rbf</text:span>”,max_features=500<text:span text:style-name="T9">00</text:span>, <text:span text:style-name="T3">max_items=-1</text:span></text:p>
      <text:p text:style-name="P13">Training Accuracy: 74.68266666666666</text:p>
      <text:p text:style-name="P13">Test Accuracy: 68.648</text:p>
      <text:p text:style-name="P7"/>
      <text:p text:style-name="P7"/>
      <text:p text:style-name="P16"><text:tab/><text:tab/><text:tab/><text:tab/></text:p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SVM with stopwords</text:p>
      <text:p text:style-name="P16"><text:tab/><text:tab/></text:p>
      <text:p text:style-name="P14"><text:span text:style-name="T3">kernel</text:span> = “<text:span text:style-name="T4">linear</text:span>”,max_features=500, <text:span text:style-name="T3">max_items=500</text:span></text:p>
      <text:p text:style-name="P14">Training Accuracy: 94.93333333333334</text:p>
      <text:p text:style-name="P14">Test Accuracy: 96.0</text:p>
      <text:p text:style-name="P14"/>
      <text:p text:style-name="P14"><text:span text:style-name="T3">kernel</text:span> = “<text:span text:style-name="T4">linear</text:span>”,max_features=500, <text:span text:style-name="T3">max_items=5000</text:span></text:p>
      <text:p text:style-name="P14">Training Accuracy: 81.49333333333333</text:p>
      <text:p text:style-name="P14">Test Accuracy: 81.76</text:p>
      <text:p text:style-name="P14"/>
      <text:p text:style-name="P14"><text:span text:style-name="T3">kernel</text:span> = “<text:span text:style-name="T4">linear</text:span>”,max_features=500, <text:span text:style-name="T3">max_items=50000</text:span></text:p>
      <text:p text:style-name="P14">Training Accuracy: 65.51466666666667</text:p>
      <text:p text:style-name="P14">Test Accuracy: 64.80799999999999</text:p>
      <text:p text:style-name="P14"/>
      <text:p text:style-name="P14"><text:span text:style-name="T3">kernel</text:span> = “<text:span text:style-name="T4">linear</text:span>”,max_features=500, <text:span text:style-name="T3">max_items=-1</text:span></text:p>
      <text:p text:style-name="P14">Training Accuracy: 66.86666666666666</text:p>
      <text:p text:style-name="P14">Test Accuracy: 66.328</text:p>
      <text:p text:style-name="P14"/>
      <text:p text:style-name="P14"/>
      <text:p text:style-name="P14"/>
      <text:p text:style-name="P14"/>
      <text:p text:style-name="P14"/>
      <text:p text:style-name="P14"><text:span text:style-name="T3">kernel</text:span> = “<text:span text:style-name="T4">linear</text:span>”,max_features=500<text:span text:style-name="T10">0</text:span>, <text:span text:style-name="T3">max_items=500</text:span></text:p>
      <text:p text:style-name="P14">Training Accuracy: 98.13333333333333</text:p>
      <text:p text:style-name="P14">Test Accuracy: 96.0</text:p>
      <text:p text:style-name="P14"/>
      <text:p text:style-name="P14"><text:span text:style-name="T3">kernel</text:span> = “<text:span text:style-name="T4">linear</text:span>”,max_features=500<text:span text:style-name="T10">0</text:span>, <text:span text:style-name="T3">max_items=5000</text:span></text:p>
      <text:p text:style-name="P14">Training Accuracy: 86.37333333333333</text:p>
      <text:p text:style-name="P14">Test Accuracy: 81.<text:span text:style-name="T11">12</text:span></text:p>
      <text:p text:style-name="P14"/>
      <text:p text:style-name="P14"><text:span text:style-name="T3">kernel</text:span> = “<text:span text:style-name="T4">linear</text:span>”,max_features=500<text:span text:style-name="T10">0</text:span>, <text:span text:style-name="T3">max_items=50000</text:span></text:p>
      <text:p text:style-name="P14">Training Accuracy: 72.736</text:p>
      <text:p text:style-name="P14">Test Accuracy: 65.872</text:p>
      <text:p text:style-name="P14"/>
      <text:p text:style-name="P14"><text:span text:style-name="T3">kernel</text:span> = “<text:span text:style-name="T4">linear</text:span>”,max_features=500<text:span text:style-name="T10">0</text:span>, <text:span text:style-name="T3">max_items=-1</text:span></text:p>
      <text:p text:style-name="P14">Training Accuracy: 66.86666666666666</text:p>
      <text:p text:style-name="P14">Test Accuracy: 66.328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5:36:15.547305143</meta:creation-date>
    <dc:date>2018-12-09T19:34:26.406825410</dc:date>
    <meta:editing-duration>PT2H29M43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6" meta:paragraph-count="152" meta:word-count="450" meta:character-count="5187" meta:non-whitespace-character-count="4873"/>
  </office:meta>
</office:document-meta>
</file>